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3.1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0.99">
            <text:p>0623 <text:s/>1318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0.99">
            <text:p>0623 <text:s/>1318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0.99">
            <text:p>0623 <text:s/>1318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0.99">
            <text:p>0623 <text:s/>1318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0.99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0.99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0.99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1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1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1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1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1">
            <text:p>0623 <text:s/>13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1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1">
            <text:p>0623 <text:s/>131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2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2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2">
            <text:p>0623 <text:s/>13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2">
            <text:p>0623 <text:s/>13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2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2">
            <text:p>0623 <text:s/>13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2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2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2">
            <text:p>0623 <text:s/>131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2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4">
            <text:p>0623 <text:s/>131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4">
            <text:p>0623 <text:s/>13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4">
            <text:p>0623 <text:s/>13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4">
            <text:p>0623 <text:s/>13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4">
            <text:p>0623 <text:s/>13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4">
            <text:p>0623 <text:s/>13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4">
            <text:p>0623 <text:s/>13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4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4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4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4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4">
            <text:p>0623 <text:s/>13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4">
            <text:p>0623 <text:s/>13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5">
            <text:p>0623 <text:s/>13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5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5">
            <text:p>0623 <text:s/>13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5">
            <text:p>0623 <text:s/>13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5">
            <text:p>0623 <text:s/>13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5">
            <text:p>0623 <text:s/>13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7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7">
            <text:p>0623 <text:s/>13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7">
            <text:p>0623 <text:s/>13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7">
            <text:p>0623 <text:s/>13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7">
            <text:p>0623 <text:s/>13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7">
            <text:p>0623 <text:s/>13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7">
            <text:p>0623 <text:s/>131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7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7">
            <text:p>0623 <text:s/>13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7">
            <text:p>0623 <text:s/>131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9">
            <text:p>0623 <text:s/>131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9">
            <text:p>0623 <text:s/>131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9">
            <text:p>0623 <text:s/>131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9">
            <text:p>0623 <text:s/>131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9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9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9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9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9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9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9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9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9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9">
            <text:p>0623 <text:s/>131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3T13:18:31.09">
            <text:p>0623 <text:s/>1318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3T13:18:31.09">
            <text:p>0623 <text:s/>1318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23T13:18:31.09">
            <text:p>2021/6/23 13:18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3T13:18:31.09">
            <text:p>0623 <text:s/>1318</text:p>
          </table:table-cell>
          <table:table-cell table:style-name="ce7" table:formula="of:=NOW()" office:value-type="date" office:date-value="2021-06-23T13:18:31.09">
            <text:p>0623 <text:s/>1318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23T13:18:31.09">
            <text:p>0623 <text:s/>131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19">
            <text:p>0623 <text:s/>131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19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1">
            <text:p>0623 <text:s/>131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1">
            <text:p>0623 <text:s/>1318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2" office:value-type="string" table:number-columns-spanned="2" table:number-rows-spanned="1">
            <text:p>yawm'al'dhamaI / a'raabiAI / h^uzayi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1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1" office:value-type="string" table:number-columns-spanned="2" table:number-rows-spanned="1">
            <text:p>chaharoom / juw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1">
            <text:p>0623 <text:s/>131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1">
            <text:p>0623 <text:s/>131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1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1">
            <text:p>0623 <text:s/>131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1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1">
            <text:p>0623 <text:s/>131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1">
            <text:p>0623 <text:s/>131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1">
            <text:p>0623 <text:s/>131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1" office:value-type="string">
            <text:p>al'xaamis / h^aziyra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1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1" office:value-type="string">
            <text:p>dhuw'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4">
            <text:p>0623 <text:s/>131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4">
            <text:p>0623 <text:s/>131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4">
            <text:p>0623 <text:s/>131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4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4">
            <text:p>0623 <text:s/>131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4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4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4">
            <text:p>0623 <text:s/>131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4">
            <text:p>0623 <text:s/>131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4">
            <text:p>0623 <text:s/>131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4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4">
            <text:p>0623 <text:s/>131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6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6">
            <text:p>0623 <text:s/>131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1"/>
          <table:table-cell table:style-name="ce21" office:value-type="string">
            <text:p>yesterday, it was the seve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6">
            <text:p>0623 <text:s/>131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1" office:value-type="string">
            <text:p>ishraba / al'qah'wata</text:p>
          </table:table-cell>
          <table:table-cell table:style-name="ce21" office:value-type="string">
            <text:p>i drink coffe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6">
            <text:p>0623 <text:s/>131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1" office:value-type="string">
            <text:p>kah'we / mei-nuw'sha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6">
            <text:p>0623 <text:s/>131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1" office:value-type="string" table:number-columns-spanned="2" table:number-rows-spanned="1">
            <text:p>사랑에서 떠나서는 안된다.</text:p>
          </table:table-cell>
          <table:covered-table-cell table:style-name="ce21"/>
          <table:table-cell table:style-name="ce23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6">
            <text:p>0623 <text:s/>131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1" office:value-type="string" table:number-columns-spanned="2" table:number-rows-spanned="1">
            <text:p>사랑의 대신이 될 수 있는 건, 이 우주에서는 없다.</text:p>
          </table:table-cell>
          <table:covered-table-cell table:style-name="ce21"/>
          <table:table-cell table:style-name="ce23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6">
            <text:p>0623 <text:s/>131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6">
            <text:p>0623 <text:s/>131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6">
            <text:p>0623 <text:s/>131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6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6">
            <text:p>0623 <text:s/>131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6">
            <text:p>0623 <text:s/>131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6">
            <text:p>0623 <text:s/>131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1"/>
          <table:table-cell table:style-name="ce21" office:value-type="string">
            <text:p>it was wednesday, the ni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6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6">
            <text:p>0623 <text:s/>131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1" office:value-type="string">
            <text:p>akala'l'ruzi / anahum / ya'akuluwna'l'uruza. / kadzaalika</text:p>
          </table:table-cell>
          <table:table-cell table:style-name="ce21" office:value-type="string">
            <text:p>I eat rice. they eat rice, as well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7">
            <text:p>0623 <text:s/>131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1" office:value-type="string">
            <text:p>ghadzoo[food / xuwr[eat</text:p>
          </table:table-cell>
          <table:table-cell table:style-name="ce21" office:value-type="string">
            <text:p>cats eat foo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7">
            <text:p>0623 <text:s/>131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7">
            <text:p>0623 <text:s/>131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 office:value-type="string">
            <text:p>it is not good. it is bad. please don't do it. please stop it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7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7">
            <text:p>0623 <text:s/>131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7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1" office:value-type="string" table:number-columns-spanned="2" table:number-rows-spanned="1">
            <text:p>it was thursday, the tenth of june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7">
            <text:p>0623 <text:s/>131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7">
            <text:p>0623 <text:s/>131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1"/>
          <table:table-cell table:style-name="ce21" office:value-type="string">
            <text:p>it was thursday, the tenth of june.</text:p>
          </table:table-cell>
          <table:table-cell table:style-name="ce23"/>
          <table: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7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7">
            <text:p>0623 <text:s/>131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1" office:value-type="string">
            <text:p>astax'dimu / a'daraadhata / kul / yaomen</text:p>
          </table:table-cell>
          <table:table-cell table:style-name="ce21" office:value-type="string">
            <text:p>I use bicycl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9">
            <text:p>0623 <text:s/>131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1" office:value-type="string">
            <text:p>har / fluwt / dhapaniy / miy'zanam</text:p>
          </table:table-cell>
          <table:table-cell table:style-name="ce21" office:value-type="string">
            <text:p>I play japanese flut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9">
            <text:p>0623 <text:s/>131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9">
            <text:p>0623 <text:s/>1318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9">
            <text:p>0623 <text:s/>131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9">
            <text:p>0623 <text:s/>131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1" office:value-type="string">
            <text:p>昔、犬を飼っていました。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29">
            <text:p>0623 <text:s/>131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">
            <text:p>0623 <text:s/>131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">
            <text:p>0623 <text:s/>131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1" office:value-type="string" table:number-columns-spanned="2" table:number-rows-spanned="1">
            <text:p>h^aziy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">
            <text:p>0623 <text:s/>131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1" office:value-type="string">
            <text:p>alkol / miy'nuwsham</text:p>
          </table:table-cell>
          <table:table-cell table:style-name="ce21" office:value-type="string">
            <text:p>I drink alcohol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">
            <text:p>0623 <text:s/>131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">
            <text:p>0623 <text:s/>131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 office:value-type="string">
            <text:p>it is good. you are doing well. please do it. please continue it. / please do it again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">
            <text:p>0623 <text:s/>131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2">
            <text:p>0623 <text:s/>131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2">
            <text:p>0623 <text:s/>131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2">
            <text:p>0623 <text:s/>131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2">
            <text:p>0623 <text:s/>131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2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2">
            <text:p>0623 <text:s/>131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2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4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1" office:value-type="string" table:number-columns-spanned="2" table:number-rows-spanned="1">
            <text:p>hedh'daho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4">
            <text:p>0623 <text:s/>131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1" office:value-type="string">
            <text:p>ism'ka / ushkur'ka</text:p>
          </table:table-cell>
          <table:table-cell table:style-name="ce21" office:value-type="string">
            <text:p>what is your name? thank you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4">
            <text:p>0623 <text:s/>131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1" office:value-type="string">
            <text:p>ism / shumaa[name / chiyst / muta'shakkir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4">
            <text:p>0623 <text:s/>131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4">
            <text:p>0623 <text:s/>131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 office:value-type="string">
            <text:p>ここには、ロープが張られていない。落ちます。危険です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4">
            <text:p>0623 <text:s/>131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4">
            <text:p>0623 <text:s/>131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5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5">
            <text:p>0623 <text:s/>131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5">
            <text:p>0623 <text:s/>131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5">
            <text:p>0623 <text:s/>131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5">
            <text:p>0623 <text:s/>131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5">
            <text:p>0623 <text:s/>131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5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5">
            <text:p>0623 <text:s/>131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5">
            <text:p>0623 <text:s/>131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7">
            <text:p>0623 <text:s/>131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7">
            <text:p>0623 <text:s/>131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1" office:value-type="string">
            <text:p>soos'dai</text:p>
          </table:table-cell>
          <table:table-cell table:style-name="ce21" office:value-type="string">
            <text:p>hello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7">
            <text:p>0623 <text:s/>131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1" office:value-type="string">
            <text:p>soum au'kon</text:p>
          </table:table-cell>
          <table:table-cell table:style-name="ce21" office:value-type="string">
            <text:p>thank you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7">
            <text:p>0623 <text:s/>131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1" office:value-type="string">
            <text:p>soum</text:p>
          </table:table-cell>
          <table:table-cell table:style-name="ce21" office:value-type="string">
            <text:p>pleas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7">
            <text:p>0623 <text:s/>1318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1" office:value-type="string">
            <text:p>njak njen cha.k'loo</text:p>
          </table:table-cell>
          <table:table-cell table:style-name="ce21" office:value-type="string">
            <text:p>you are kin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7">
            <text:p>0623 <text:s/>131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8">
            <text:p>0623 <text:s/>131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8">
            <text:p>0623 <text:s/>131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8">
            <text:p>0623 <text:s/>131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8">
            <text:p>0623 <text:s/>131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3T12:06:54.98">
            <text:p>0623</text:p>
          </table:table-cell>
          <table:table-cell table:style-name="ce9" office:value-type="string">
            <text:p>v1-49</text:p>
          </table:table-cell>
          <table:table-cell table:style-name="ce18" office:value-type="string">
            <text:p>tại[in sao[how mũi[nose anh ấy lại chảy máu?</text:p>
          </table:table-cell>
          <table:table-cell table:style-name="ce21" office:value-type="string" table:number-columns-spanned="2" table:number-rows-spanned="1">
            <text:p>why his nose is bleeding? / because an iron rod fell on his nose 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38">
            <text:p>0623 <text:s/>131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2">
            <text:p>2</text:p>
          </table:table-cell>
          <table:table-cell table:style-name="ce6"/>
          <table:table-cell table:style-name="ce9" office:value-type="string">
            <text:p>v1-48</text:p>
          </table:table-cell>
          <table:table-cell table:style-name="ce18" office:value-type="string">
            <text:p>tại sao đầu anh ấy đang chảy máu? anh ta đánh đầu vào đâu? khi nào?</text:p>
          </table:table-cell>
          <table:table-cell table:style-name="ce21" office:value-type="string" table:number-columns-spanned="2" table:number-rows-spanned="1">
            <text:p>why his head is bleeding? where did he hit his head, whe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28.96">
            <text:p>0623 <text:s/>131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"평평 장소" 에 도달할 무렵, 먼저 크로, 곧 이어, 미케가 달려왔다. / 잠시 마사지. / 돌아가기. 크로를 안아하고 옹벽으로. 크로, 그리고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28.96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dwudziesty drugi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28.96">
            <text:p>0623 <text:s/>131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sposób dla dźwięków "kan"-u. / użyłem tego sposób, który zauważyłem w przedostatniej sesji, tzn., w dwóch sesjach temu. (2) w tej sesji, czułem się, że otwierałem moja usta raczej duże, ale wczoraj, czułem się, że nie tak duż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28.96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7">
            <text:p>10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28.96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8">
            <text:p>10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28.96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9">
            <text:p>10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28.96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0">
            <text:p>11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28.96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1">
            <text:p>11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28.96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2">
            <text:p>11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28.96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28.96">
            <text:p>0623 <text:s/>131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3T13:18:31.4">
            <text:p>0623 <text:s/>1318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3T13:18:31.4">
            <text:p>0623 <text:s/>131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23T13:18:31.4">
            <text:p>0623 <text:s/>1318</text:p>
          </table:table-cell>
          <table:table-cell table:style-name="ce7" table:formula="of:=NOW()" office:value-type="date" office:date-value="2021-06-23T13:18:31.4">
            <text:p>0623 <text:s/>131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23T13:18:31.4">
            <text:p>0623 <text:s/>1318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3">2021/06/23</text:date>, <text:time>13:18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23T13:18:30.65</dc:date>
    <dc:creator>iwabuchi ken</dc:creator>
    <meta:editing-duration>P3DT22H55S</meta:editing-duration>
    <meta:editing-cycles>564</meta:editing-cycles>
    <meta:generator>OpenOffice/4.1.3$Win32 OpenOffice.org_project/413m1$Build-9783</meta:generator>
    <meta:document-statistic meta:table-count="2" meta:cell-count="1104" meta:object-count="0"/>
  </office:meta>
</office:document-meta>
</file>